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style:font-name="Arial" fo:font-size="6pt" fo:font-weight="normal" style:font-size-asian="6pt" style:font-weight-asian="normal" style:font-size-complex="6pt" style:font-weight-complex="normal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style:font-name="Arial" fo:font-size="8pt" fo:font-weight="bold" style:font-size-asian="8pt" style:font-weight-asian="bold" style:font-size-complex="8pt" style:font-weight-complex="bold"/>
    </style:style>
    <style:style style:name="P5" style:family="paragraph">
      <style:paragraph-properties fo:text-align="start"/>
      <style:text-properties style:text-line-through-style="none" style:font-name="Arial1" fo:font-style="normal" style:text-underline-style="none"/>
    </style:style>
    <style:style style:name="P6" style:family="paragraph">
      <style:paragraph-properties fo:text-align="start"/>
      <style:text-properties style:text-line-through-style="none" fo:font-style="normal" style:text-underline-style="none"/>
    </style:style>
    <style:style style:name="P7" style:family="paragraph">
      <style:paragraph-properties fo:text-align="center"/>
      <style:text-properties style:text-line-through-style="none" style:font-name="Arial2" fo:font-size="10pt" fo:font-style="normal" style:text-underline-style="none" fo:font-weight="bold"/>
    </style:style>
    <style:style style:name="P8" style:family="paragraph">
      <style:text-properties style:font-name="Arial" fo:font-size="6pt" style:font-size-asian="6pt" style:font-size-complex="6pt"/>
    </style:style>
    <style:style style:name="P9" style:family="paragraph">
      <style:paragraph-properties fo:text-align="center"/>
      <style:text-properties style:text-line-through-style="none" style:font-name="Arial2" fo:font-size="18pt" fo:font-style="normal" style:text-underline-style="none" fo:font-weight="bold"/>
    </style:style>
    <style:style style:name="P10" style:family="paragraph">
      <style:paragraph-properties fo:text-align="center"/>
      <style:text-properties style:text-line-through-style="none" style:font-name="Arial2" fo:font-size="12pt" fo:font-style="normal" style:text-underline-style="none" fo:font-weight="bold"/>
    </style:style>
    <style:style style:name="P11" style:family="paragraph">
      <style:paragraph-properties fo:text-align="start"/>
      <style:text-properties style:text-line-through-style="none" style:font-name="Arial1" fo:font-size="8pt" fo:font-style="normal" style:text-underline-style="none"/>
    </style:style>
    <style:style style:name="T1" style:family="text">
      <style:text-properties style:font-name="Arial" fo:font-size="6pt" fo:font-weight="normal" style:font-size-asian="6pt" style:font-weight-asian="normal" style:font-size-complex="6pt" style:font-weight-complex="normal"/>
    </style:style>
    <style:style style:name="T2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3" style:family="text">
      <style:text-properties style:font-name="Arial" fo:font-size="6pt" style:font-size-asian="6pt" style:font-size-complex="6pt"/>
    </style:style>
    <style:style style:name="gr1" style:family="graphic">
      <style:graphic-properties svg:stroke-width="0.041cm" draw:marker-start-width="0.409cm" draw:marker-end-width="0.409cm" draw:fill="solid" draw:fill-color="#ffffff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1cm" draw:marker-start-width="0.409cm" draw:marker-end-width="0.409cm" draw:fill-color="#ffffff" draw:textarea-horizontal-align="left" draw:textarea-vertical-align="top" draw:auto-grow-height="false" fo:padding-top="0.03cm" fo:padding-bottom="0.019cm" fo:padding-left="0.12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3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fo:border="none #00000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2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properties>
            <form:property form:property-name="GroupBy" office:value-type="string" office:string-value=""/>
            <form:property form:property-name="HavingClause" office:value-type="string" office:string-value=""/>
            <form:property form:property-name="MaxRows" office:value-type="float" office:value="0"/>
            <form:property form:property-name="UpdateCatalogName" office:value-type="string" office:string-value=""/>
            <form:property form:property-name="UpdateSchemaName" office:value-type="string" office:string-value=""/>
            <form:property form:property-name="UpdateTableName" office:value-type="string" office:string-value=""/>
          </form:properties>
          <form:text form:name="txtRsCedente" form:control-implementation="ooo:com.sun.star.form.component.TextField" form:id="control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AgenciaCodigoCedente" form:control-implementation="ooo:com.sun.star.form.component.TextField" form:id="control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Especie" form:control-implementation="ooo:com.sun.star.form.component.TextField" form:id="control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ogoBanco" form:control-implementation="ooo:com.sun.star.form.component.TextField" form:id="control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Quantidade" form:control-implementation="ooo:com.sun.star.form.component.TextField" form:id="control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ossoNumero" form:control-implementation="ooo:com.sun.star.form.component.TextField" form:id="control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NumeroDocumento" form:control-implementation="ooo:com.sun.star.form.component.TextField" form:id="control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pfCnpj" form:control-implementation="ooo:com.sun.star.form.component.TextField" form:id="control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ataVencimento" form:control-implementation="ooo:com.sun.star.form.component.TextField" form:id="control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ValorDocumento" form:control-implementation="ooo:com.sun.star.form.component.TextField" form:id="control1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DescontoAbatimento" form:control-implementation="ooo:com.sun.star.form.component.TextField" form:id="control1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aDeducao" form:control-implementation="ooo:com.sun.star.form.component.TextField" form:id="control1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MoraMulta" form:control-implementation="ooo:com.sun.star.form.component.TextField" form:id="control1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OutroAcrescimo" form:control-implementation="ooo:com.sun.star.form.component.TextField" form:id="control1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RstValorCobrado" form:control-implementation="ooo:com.sun.star.form.component.TextField" form:id="control1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InstrucaoAoSacado" form:control-implementation="ooo:com.sun.star.form.component.TextField" form:id="control1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CodBanco" form:control-implementation="ooo:com.sun.star.form.component.TextField" form:id="control1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LinhaDigitavel" form:control-implementation="ooo:com.sun.star.form.component.TextField" form:id="control1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goBanco" form:control-implementation="ooo:com.sun.star.form.component.TextField" form:id="control1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odBanco" form:control-implementation="ooo:com.sun.star.form.component.TextField" form:id="control2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inhaDigitavel" form:control-implementation="ooo:com.sun.star.form.component.TextField" form:id="control2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LocalPagamento" form:control-implementation="ooo:com.sun.star.form.component.TextField" form:id="control2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edente" form:control-implementation="ooo:com.sun.star.form.component.TextField" form:id="control2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Vencimento" form:control-implementation="ooo:com.sun.star.form.component.TextField" form:id="control2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genciaCodigoCedente" form:control-implementation="ooo:com.sun.star.form.component.TextField" form:id="control2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Documento" form:control-implementation="ooo:com.sun.star.form.component.TextField" form:id="control2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ossoNumero" form:control-implementation="ooo:com.sun.star.form.component.TextField" form:id="control2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escontoAbatimento" form:control-implementation="ooo:com.sun.star.form.component.TextField" form:id="control2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aDeducao" form:control-implementation="ooo:com.sun.star.form.component.TextField" form:id="control2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MoraMulta" form:control-implementation="ooo:com.sun.star.form.component.TextField" form:id="control3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OutroAcrescimo" form:control-implementation="ooo:com.sun.star.form.component.TextField" form:id="control3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Documento" form:control-implementation="ooo:com.sun.star.form.component.TextField" form:id="control3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NumeroDocumento" form:control-implementation="ooo:com.sun.star.form.component.TextField" form:id="control3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Documento" form:control-implementation="ooo:com.sun.star.form.component.TextField" form:id="control3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Aceite" form:control-implementation="ooo:com.sun.star.form.component.TextField" form:id="control3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DataProcessamento" form:control-implementation="ooo:com.sun.star.form.component.TextField" form:id="control3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UsoBanco" form:control-implementation="ooo:com.sun.star.form.component.TextField" form:id="control3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Carteira" form:control-implementation="ooo:com.sun.star.form.component.TextField" form:id="control3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Especie" form:control-implementation="ooo:com.sun.star.form.component.TextField" form:id="control3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Quantidade" form:control-implementation="ooo:com.sun.star.form.component.TextField" form:id="control4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" form:control-implementation="ooo:com.sun.star.form.component.TextField" form:id="control4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ValorCobrado" form:control-implementation="ooo:com.sun.star.form.component.TextField" form:id="control4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1" form:control-implementation="ooo:com.sun.star.form.component.TextField" form:id="control43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FcCodigoBarra" form:control-implementation="ooo:com.sun.star.form.component.TextField" form:id="control44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RsSacado" form:control-implementation="ooo:com.sun.star.form.component.TextField" form:id="control45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1" form:control-implementation="ooo:com.sun.star.form.component.TextField" form:id="control46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2" form:control-implementation="ooo:com.sun.star.form.component.TextField" form:id="control47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3" form:control-implementation="ooo:com.sun.star.form.component.TextField" form:id="control48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4" form:control-implementation="ooo:com.sun.star.form.component.TextField" form:id="control49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5" form:control-implementation="ooo:com.sun.star.form.component.TextField" form:id="control50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6" form:control-implementation="ooo:com.sun.star.form.component.TextField" form:id="control51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7" form:control-implementation="ooo:com.sun.star.form.component.TextField" form:id="control52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FcInstrucaoAoCaixa8" form:control-implementation="ooo:com.sun.star.form.component.TextField" form:id="control53" form:readonly="true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FcSacadoL2" form:control-implementation="ooo:com.sun.star.form.component.TextField" form:id="control54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area form:name="txtFcSacadoL3" form:control-implementation="ooo:com.sun.star.form.component.TextField" form:id="control55" form:readonly="true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control text:anchor-type="paragraph" draw:z-index="20" draw:style-name="gr4" draw:text-style-name="P5" svg:width="8.699cm" svg:height="0.396cm" svg:x="0.676cm" svg:y="2.923cm" draw:control="control1"/><draw:control text:anchor-type="paragraph" draw:z-index="21" draw:style-name="gr4" draw:text-style-name="P6" svg:width="3.527cm" svg:height="0.396cm" svg:x="9.592cm" svg:y="2.923cm" draw:control="control2"/><draw:control text:anchor-type="paragraph" draw:z-index="22" draw:style-name="gr4" draw:text-style-name="P6" svg:width="0.929cm" svg:height="0.396cm" svg:x="13.384cm" svg:y="2.923cm" draw:control="control3"/><draw:control text:anchor-type="paragraph" draw:z-index="23" draw:style-name="gr4" draw:text-style-name="P7" svg:width="4.123cm" svg:height="0.953cm" svg:x="0.72cm" svg:y="1.538cm" draw:control="control4"/><draw:control text:anchor-type="paragraph" draw:z-index="24" draw:style-name="gr4" draw:text-style-name="P6" svg:width="1.274cm" svg:height="0.396cm" svg:x="14.534cm" svg:y="2.923cm" draw:control="control5"/><draw:control text:anchor-type="paragraph" draw:z-index="25" draw:style-name="gr4" draw:text-style-name="P6" svg:width="3.555cm" svg:height="0.401cm" svg:x="16.007cm" svg:y="2.923cm" draw:control="control6"/><draw:control text:anchor-type="paragraph" draw:z-index="26" draw:name="txtNumeroDocumento" draw:style-name="gr4" draw:text-style-name="P5" svg:width="5.696cm" svg:height="0.396cm" svg:x="0.676cm" svg:y="3.672cm" draw:control="control7"/><draw:control text:anchor-type="paragraph" draw:z-index="27" draw:name="txtNumeroDocumento" draw:style-name="gr4" draw:text-style-name="P5" svg:width="3.682cm" svg:height="0.396cm" svg:x="6.606cm" svg:y="3.672cm" draw:control="control8"/><draw:control text:anchor-type="paragraph" draw:z-index="28" draw:name="txtNumeroDocumento" draw:style-name="gr4" draw:text-style-name="P5" svg:width="3.793cm" svg:height="0.396cm" svg:x="10.523cm" svg:y="3.672cm" draw:control="control9"/><draw:control text:anchor-type="paragraph" draw:z-index="29" draw:name="txtNumeroDocumento" draw:style-name="gr4" draw:text-style-name="P5" svg:width="5.024cm" svg:height="0.396cm" svg:x="14.533cm" svg:y="3.672cm" draw:control="control10"/><draw:control text:anchor-type="paragraph" draw:z-index="30" draw:name="txtNumeroDocumento" draw:style-name="gr4" draw:text-style-name="P5" svg:width="3.795cm" svg:height="0.396cm" svg:x="0.676cm" svg:y="4.422cm" draw:control="control11"/><draw:control text:anchor-type="paragraph" draw:z-index="31" draw:name="txtNumeroDocumento" draw:style-name="gr4" draw:text-style-name="P5" svg:width="3.086cm" svg:height="0.396cm" svg:x="4.685cm" svg:y="4.422cm" draw:control="control12"/><draw:control text:anchor-type="paragraph" draw:z-index="32" draw:name="txtNumeroDocumento" draw:style-name="gr4" draw:text-style-name="P5" svg:width="3.049cm" svg:height="0.396cm" svg:x="7.967cm" svg:y="4.422cm" draw:control="control13"/><draw:control text:anchor-type="paragraph" draw:z-index="33" draw:name="txtNumeroDocumento" draw:style-name="gr4" draw:text-style-name="P5" svg:width="3.049cm" svg:height="0.396cm" svg:x="11.231cm" svg:y="4.422cm" draw:control="control14"/><draw:control text:anchor-type="paragraph" draw:z-index="34" draw:name="txtNumeroDocumento" draw:style-name="gr4" draw:text-style-name="P5" svg:width="5.061cm" svg:height="0.396cm" svg:x="14.496cm" svg:y="4.422cm" draw:control="control15"/><draw:control text:anchor-type="paragraph" draw:z-index="35" draw:name="txtNumeroDocumento" draw:style-name="gr4" draw:text-style-name="P5" svg:width="14.537cm" svg:height="0.396cm" svg:x="0.676cm" svg:y="5.921cm" draw:control="control16"/><draw:control text:anchor-type="paragraph" draw:z-index="63" draw:style-name="gr4" draw:text-style-name="P9" svg:width="1.851cm" svg:height="0.952cm" svg:x="5.099cm" svg:y="1.535cm" draw:control="control17"/><draw:control text:anchor-type="paragraph" draw:z-index="64" draw:style-name="gr4" draw:text-style-name="P10" svg:width="12.286cm" svg:height="0.953cm" svg:x="7.204cm" svg:y="1.538cm" draw:control="control18"/><draw:control text:anchor-type="paragraph" draw:z-index="68" draw:style-name="gr4" draw:text-style-name="P7" svg:width="4.123cm" svg:height="0.953cm" svg:x="0.72cm" svg:y="7.507cm" draw:control="control19"/><draw:control text:anchor-type="paragraph" draw:z-index="69" draw:style-name="gr4" draw:text-style-name="P9" svg:width="1.851cm" svg:height="0.952cm" svg:x="5.099cm" svg:y="7.509cm" draw:control="control20"/><draw:control text:anchor-type="paragraph" draw:z-index="70" draw:style-name="gr4" draw:text-style-name="P10" svg:width="12.286cm" svg:height="0.953cm" svg:x="7.204cm" svg:y="7.507cm" draw:control="control21"/><draw:control text:anchor-type="paragraph" draw:z-index="71" draw:style-name="gr4" draw:text-style-name="P5" svg:width="14.311cm" svg:height="0.396cm" svg:x="0.676cm" svg:y="8.901cm" draw:control="control22"/><draw:control text:anchor-type="paragraph" draw:z-index="72" draw:style-name="gr4" draw:text-style-name="P5" svg:width="14.311cm" svg:height="0.396cm" svg:x="0.676cm" svg:y="9.643cm" draw:control="control23"/><draw:control text:anchor-type="paragraph" draw:z-index="73" draw:style-name="gr4" draw:text-style-name="P5" svg:width="4.313cm" svg:height="0.396cm" svg:x="15.205cm" svg:y="8.901cm" draw:control="control24"/><draw:control text:anchor-type="paragraph" draw:z-index="74" draw:style-name="gr4" draw:text-style-name="P5" svg:width="4.313cm" svg:height="0.396cm" svg:x="15.205cm" svg:y="9.643cm" draw:control="control25"/><draw:control text:anchor-type="paragraph" draw:z-index="75" draw:style-name="gr4" draw:text-style-name="P5" svg:width="4.315cm" svg:height="0.396cm" svg:x="15.222cm" svg:y="11.146cm" draw:control="control26"/><draw:control text:anchor-type="paragraph" draw:z-index="76" draw:style-name="gr4" draw:text-style-name="P5" svg:width="4.315cm" svg:height="0.396cm" svg:x="15.222cm" svg:y="10.368cm" draw:control="control27"/><draw:control text:anchor-type="paragraph" draw:z-index="77" draw:style-name="gr4" draw:text-style-name="P5" svg:width="4.315cm" svg:height="0.396cm" svg:x="15.222cm" svg:y="11.892cm" draw:control="control28"/><draw:control text:anchor-type="paragraph" draw:z-index="78" draw:style-name="gr4" draw:text-style-name="P5" svg:width="4.315cm" svg:height="0.396cm" svg:x="15.222cm" svg:y="12.642cm" draw:control="control29"/><draw:control text:anchor-type="paragraph" draw:z-index="79" draw:style-name="gr4" draw:text-style-name="P5" svg:width="4.315cm" svg:height="0.396cm" svg:x="15.222cm" svg:y="13.391cm" draw:control="control30"/><draw:control text:anchor-type="paragraph" draw:z-index="80" draw:style-name="gr4" draw:text-style-name="P5" svg:width="4.315cm" svg:height="0.396cm" svg:x="15.222cm" svg:y="14.141cm" draw:control="control31"/><draw:control text:anchor-type="paragraph" draw:z-index="81" draw:style-name="gr4" draw:text-style-name="P5" svg:width="2.271cm" svg:height="0.396cm" svg:x="0.676cm" svg:y="10.368cm" draw:control="control32"/><draw:control text:anchor-type="paragraph" draw:z-index="82" draw:style-name="gr4" draw:text-style-name="P5" svg:width="2.73cm" svg:height="0.396cm" svg:x="3.175cm" svg:y="10.368cm" draw:control="control33"/><draw:control text:anchor-type="paragraph" draw:z-index="83" draw:style-name="gr4" draw:text-style-name="P5" svg:width="2.786cm" svg:height="0.396cm" svg:x="6.121cm" svg:y="10.368cm" draw:control="control34"/><draw:control text:anchor-type="paragraph" draw:z-index="84" draw:style-name="gr4" draw:text-style-name="P5" svg:width="1.853cm" svg:height="0.396cm" svg:x="9.142cm" svg:y="10.368cm" draw:control="control35"/><draw:control text:anchor-type="paragraph" draw:z-index="85" draw:style-name="gr4" draw:text-style-name="P5" svg:width="3.774cm" svg:height="0.396cm" svg:x="11.231cm" svg:y="10.368cm" draw:control="control36"/><draw:control text:anchor-type="paragraph" draw:z-index="86" draw:style-name="gr4" draw:text-style-name="P5" svg:width="2.271cm" svg:height="0.396cm" svg:x="0.676cm" svg:y="11.146cm" draw:control="control37"/><draw:control text:anchor-type="paragraph" draw:z-index="87" draw:style-name="gr4" draw:text-style-name="P5" svg:width="1.692cm" svg:height="0.401cm" svg:x="3.171cm" svg:y="11.146cm" draw:control="control38"/><draw:control text:anchor-type="paragraph" draw:z-index="88" draw:style-name="gr4" draw:text-style-name="P5" svg:width="2.304cm" svg:height="0.401cm" svg:x="5.112cm" svg:y="11.146cm" draw:control="control39"/><draw:control text:anchor-type="paragraph" draw:z-index="89" draw:style-name="gr4" draw:text-style-name="P5" svg:width="3.301cm" svg:height="0.401cm" svg:x="7.699cm" svg:y="11.146cm" draw:control="control40"/><draw:control text:anchor-type="paragraph" draw:z-index="90" draw:style-name="gr4" draw:text-style-name="P5" svg:width="3.793cm" svg:height="0.401cm" svg:x="11.231cm" svg:y="11.146cm" draw:control="control41"/><draw:control text:anchor-type="paragraph" draw:z-index="91" draw:style-name="gr4" draw:text-style-name="P5" svg:width="4.315cm" svg:height="0.396cm" svg:x="15.222cm" svg:y="14.908cm" draw:control="control42"/><draw:control text:anchor-type="paragraph" draw:z-index="92" draw:style-name="gr4" draw:text-style-name="P11" svg:width="18.864cm" svg:height="0.401cm" svg:x="0.676cm" svg:y="15.655cm" draw:control="control43"/><draw:control text:anchor-type="paragraph" draw:z-index="93" draw:style-name="gr4" draw:text-style-name="P7" svg:width="10.891cm" svg:height="1.301cm" svg:x="0.517cm" svg:y="17.591cm" draw:control="control44"/><draw:control text:anchor-type="paragraph" draw:z-index="95" draw:name="txtNumeroDocumento" draw:style-name="gr4" draw:text-style-name="P5" svg:width="18.834cm" svg:height="0.396cm" svg:x="0.676cm" svg:y="5.172cm" draw:control="control45"/><draw:control text:anchor-type="paragraph" draw:z-index="96" draw:name="txtNumeroDocumento" draw:style-name="gr4" draw:text-style-name="P5" svg:width="14.292cm" svg:height="0.396cm" svg:x="0.674cm" svg:y="11.922cm" draw:control="control46"/><draw:control text:anchor-type="paragraph" draw:z-index="97" draw:name="txtNumeroDocumento" draw:style-name="gr4" draw:text-style-name="P5" svg:width="14.292cm" svg:height="0.396cm" svg:x="0.674cm" svg:y="12.34cm" draw:control="control47"/><draw:control text:anchor-type="paragraph" draw:z-index="98" draw:name="txtNumeroDocumento" draw:style-name="gr4" draw:text-style-name="P5" svg:width="14.292cm" svg:height="0.396cm" svg:x="0.674cm" svg:y="12.758cm" draw:control="control48"/><draw:control text:anchor-type="paragraph" draw:z-index="99" draw:name="txtNumeroDocumento" draw:style-name="gr4" draw:text-style-name="P5" svg:width="14.292cm" svg:height="0.396cm" svg:x="0.674cm" svg:y="13.176cm" draw:control="control49"/><draw:control text:anchor-type="paragraph" draw:z-index="100" draw:name="txtNumeroDocumento" draw:style-name="gr4" draw:text-style-name="P5" svg:width="14.292cm" svg:height="0.396cm" svg:x="0.674cm" svg:y="13.612cm" draw:control="control50"/><draw:control text:anchor-type="paragraph" draw:z-index="101" draw:name="txtNumeroDocumento" draw:style-name="gr4" draw:text-style-name="P5" svg:width="14.292cm" svg:height="0.396cm" svg:x="0.674cm" svg:y="14.03cm" draw:control="control51"/><draw:control text:anchor-type="paragraph" draw:z-index="102" draw:name="txtNumeroDocumento" draw:style-name="gr4" draw:text-style-name="P5" svg:width="14.292cm" svg:height="0.396cm" svg:x="0.674cm" svg:y="14.448cm" draw:control="control52"/><draw:control text:anchor-type="paragraph" draw:z-index="103" draw:name="txtNumeroDocumento" draw:style-name="gr4" draw:text-style-name="P5" svg:width="14.292cm" svg:height="0.396cm" svg:x="0.674cm" svg:y="14.878cm" draw:control="control53"/><draw:control text:anchor-type="paragraph" draw:z-index="104" draw:style-name="gr4" draw:text-style-name="P11" svg:width="18.864cm" svg:height="0.401cm" svg:x="0.676cm" svg:y="16.081cm" draw:control="control54"/><draw:control text:anchor-type="paragraph" draw:z-index="105" draw:style-name="gr4" draw:text-style-name="P11" svg:width="18.864cm" svg:height="0.401cm" svg:x="0.676cm" svg:y="16.499cm" draw:control="control55"/><draw:rect text:anchor-type="paragraph" draw:z-index="0" draw:style-name="gr1" draw:text-style-name="P1" svg:width="4.478cm" svg:height="1.235cm" svg:x="0.515cm" svg:y="1.383cm"><text:p/></draw:rect><draw:rect text:anchor-type="paragraph" draw:z-index="1" draw:style-name="gr1" draw:text-style-name="P1" svg:width="1.989cm" svg:height="1.241cm" svg:x="5.027cm" svg:y="1.383cm"><text:p/></draw:rect><draw:rect text:anchor-type="paragraph" draw:z-index="2" draw:style-name="gr1" draw:text-style-name="P1" svg:width="12.593cm" svg:height="1.23cm" svg:x="7.052cm" svg:y="1.385cm"><text:p/></draw:rect><draw:custom-shape text:anchor-type="paragraph" draw:z-index="3" draw:style-name="gr2" draw:text-style-name="P2" svg:width="8.937cm" svg:height="0.75cm" svg:x="0.515cm" svg:y="2.621cm"><text:p><text:span text:style-name="T1">Ceden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" draw:style-name="gr2" draw:text-style-name="P2" svg:width="3.786cm" svg:height="0.75cm" svg:x="9.451cm" svg:y="2.621cm"><text:p><text:span text:style-name="T1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" draw:style-name="gr2" draw:text-style-name="P2" svg:width="1.158cm" svg:height="0.75cm" svg:x="13.236cm" svg:y="2.621cm"><text:p><text:span text:style-name="T1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" draw:style-name="gr2" draw:text-style-name="P2" svg:width="1.493cm" svg:height="0.75cm" svg:x="14.393cm" svg:y="2.621cm"><text:p><text:span text:style-name="T1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7" draw:style-name="gr2" draw:text-style-name="P2" svg:width="3.756cm" svg:height="0.75cm" svg:x="15.886cm" svg:y="2.621cm"><text:p><text:span text:style-name="T1">Nosso númer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8" draw:style-name="gr2" draw:text-style-name="P2" svg:width="5.963cm" svg:height="0.75cm" svg:x="0.515cm" svg:y="3.371cm"><text:p><text:span text:style-name="T1">Número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9" draw:style-name="gr2" draw:text-style-name="P2" svg:width="3.918cm" svg:height="0.75cm" svg:x="6.477cm" svg:y="3.371cm"><text:p><text:span text:style-name="T1">CPF / CNPJ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0" draw:style-name="gr2" draw:text-style-name="P2" svg:width="4cm" svg:height="0.75cm" svg:x="10.395cm" svg:y="3.371cm"><text:p><text:span text:style-name="T1">Data de 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1" draw:style-name="gr2" draw:text-style-name="P2" svg:width="5.248cm" svg:height="0.75cm" svg:x="14.393cm" svg:y="3.371cm"><text:p><text:span text:style-name="T1">Valor Document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2" draw:style-name="gr2" draw:text-style-name="P2" svg:width="4.042cm" svg:height="0.75cm" svg:x="0.515cm" svg:y="4.12cm"><text:p><text:span text:style-name="T1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3" draw:style-name="gr2" draw:text-style-name="P2" svg:width="3.312cm" svg:height="0.75cm" svg:x="4.556cm" svg:y="4.12cm"><text:p><text:span text:style-name="T1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4" draw:style-name="gr2" draw:text-style-name="P2" svg:width="3.264cm" svg:height="0.75cm" svg:x="7.867cm" svg:y="4.12cm"><text:p><text:span text:style-name="T1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5" draw:style-name="gr2" draw:text-style-name="P2" svg:width="3.289cm" svg:height="0.75cm" svg:x="11.105cm" svg:y="4.12cm"><text:p><text:span text:style-name="T1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6" draw:style-name="gr2" draw:text-style-name="P2" svg:width="5.248cm" svg:height="0.75cm" svg:x="14.393cm" svg:y="4.12cm"><text:p><text:span text:style-name="T1">(=) Valor Cobr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custom-shape text:anchor-type="paragraph" draw:z-index="17" draw:style-name="gr2" draw:text-style-name="P2" svg:width="14.812cm" svg:height="0.75cm" svg:x="0.515cm" svg:y="5.62cm"><text:p><text:span text:style-name="T1">Instr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18" draw:style-name="gr2" draw:text-style-name="P2" svg:width="4.315cm" svg:height="0.75cm" svg:x="15.33cm" svg:y="5.62cm"><text:p><text:span text:style-name="T1">Autenticação Mecânica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19" draw:style-name="gr3" draw:text-style-name="P4" svg:width="3.123cm" svg:height="0.385cm" svg:x="16.522cm" svg:y="0.949cm"><draw:text-box><text:p text:style-name="P3"><text:span text:style-name="T2">RECIBO DO SACADO</text:span></text:p></draw:text-box></draw:frame><draw:line text:anchor-type="paragraph" draw:z-index="36" draw:style-name="gr5" draw:text-style-name="P1" svg:x1="0.517cm" svg:y1="6.904cm" svg:x2="19.645cm" svg:y2="6.904cm"><text:p/></draw:line><draw:custom-shape text:anchor-type="paragraph" draw:z-index="37" draw:style-name="gr2" draw:text-style-name="P2" svg:width="19.128cm" svg:height="2.066cm" svg:x="0.517cm" svg:y="15.335cm"><text:p><text:span text:style-name="T1">Sacado</text:span></text:p><draw:enhanced-geometry svg:viewBox="0 0 21600 21600" draw:mirror-horizontal="false" draw:mirror-vertical="false" draw:glue-points="10800 0 0 10800 10800 21600 21600 10800" draw:type="flowchart-process" draw:enhanced-path="M 0 0 L 21600 0 21600 21600 0 21600 0 0 Z N"/></draw:custom-shape><draw:frame text:anchor-type="paragraph" draw:z-index="38" draw:style-name="gr6" draw:text-style-name="P8" svg:width="2.015cm" svg:height="0.267cm" svg:x="17.649cm" svg:y="6.638cm"><draw:text-box><text:p><text:span text:style-name="T3">Corte na linha abaixo</text:span></text:p></draw:text-box></draw:frame><draw:custom-shape text:anchor-type="paragraph" draw:z-index="39" draw:style-name="gr2" draw:text-style-name="P2" svg:width="14.579cm" svg:height="0.75cm" svg:x="0.515cm" svg:y="8.592cm"><text:p><text:span text:style-name="T1">Local de pag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0" draw:style-name="gr2" draw:text-style-name="P2" svg:width="4.552cm" svg:height="0.75cm" svg:x="15.094cm" svg:y="8.592cm"><text:p><text:span text:style-name="T1">Venci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1" draw:style-name="gr2" draw:text-style-name="P2" svg:width="14.579cm" svg:height="0.75cm" svg:x="0.515cm" svg:y="9.342cm"><text:p><text:span text:style-name="T1">Ceden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2" draw:style-name="gr2" draw:text-style-name="P2" svg:width="4.552cm" svg:height="0.75cm" svg:x="15.094cm" svg:y="9.342cm"><text:p><text:span text:style-name="T1">Agência / Código do Ceden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3" draw:style-name="gr2" draw:text-style-name="P2" svg:width="4.552cm" svg:height="0.75cm" svg:x="15.094cm" svg:y="10.091cm"><text:p><text:span text:style-name="T1">Nosso Númer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4" draw:style-name="gr2" draw:text-style-name="P2" svg:width="4.552cm" svg:height="0.75cm" svg:x="15.094cm" svg:y="10.841cm"><text:p><text:span text:style-name="T1">Valor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5" draw:style-name="gr2" draw:text-style-name="P2" svg:width="4.552cm" svg:height="0.75cm" svg:x="15.094cm" svg:y="11.591cm"><text:p><text:span text:style-name="T1">(-) Descontos / Abatiment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6" draw:style-name="gr2" draw:text-style-name="P2" svg:width="4.552cm" svg:height="0.75cm" svg:x="15.094cm" svg:y="12.34cm"><text:p><text:span text:style-name="T1">(-) Outras deduçõe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7" draw:style-name="gr2" draw:text-style-name="P2" svg:width="4.552cm" svg:height="0.75cm" svg:x="15.094cm" svg:y="13.09cm"><text:p><text:span text:style-name="T1">(+) Mora / Mult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8" draw:style-name="gr2" draw:text-style-name="P2" svg:width="4.552cm" svg:height="0.75cm" svg:x="15.094cm" svg:y="13.839cm"><text:p><text:span text:style-name="T1">(+) Outros acréscimos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49" draw:style-name="gr2" draw:text-style-name="P2" svg:width="4.552cm" svg:height="0.75cm" svg:x="15.094cm" svg:y="14.589cm"><text:p><text:span text:style-name="T1">(=) Valor Cobrad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0" draw:style-name="gr2" draw:text-style-name="P2" svg:width="2.534cm" svg:height="0.75cm" svg:x="0.515cm" svg:y="10.091cm"><text:p><text:span text:style-name="T1">Data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1" draw:style-name="gr2" draw:text-style-name="P2" svg:width="2.952cm" svg:height="0.75cm" svg:x="3.048cm" svg:y="10.091cm"><text:p><text:span text:style-name="T1">Nº do Docu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2" draw:style-name="gr2" draw:text-style-name="P2" svg:width="2.998cm" svg:height="0.75cm" svg:x="5.999cm" svg:y="10.091cm"><text:p><text:span text:style-name="T1">Espécie Doc.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3" draw:style-name="gr2" draw:text-style-name="P2" svg:width="2.095cm" svg:height="0.75cm" svg:x="8.996cm" svg:y="10.091cm"><text:p><text:span text:style-name="T1">Aceit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4" draw:style-name="gr2" draw:text-style-name="P2" svg:width="4.005cm" svg:height="0.75cm" svg:x="11.09cm" svg:y="10.091cm"><text:p><text:span text:style-name="T1">Data Processament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5" draw:style-name="gr2" draw:text-style-name="P2" svg:width="2.534cm" svg:height="0.75cm" svg:x="0.515cm" svg:y="10.841cm"><text:p><text:span text:style-name="T1">Uso do Banco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6" draw:style-name="gr2" draw:text-style-name="P2" svg:width="1.916cm" svg:height="0.75cm" svg:x="3.048cm" svg:y="10.841cm"><text:p><text:span text:style-name="T1">Carteira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7" draw:style-name="gr2" draw:text-style-name="P2" svg:width="2.565cm" svg:height="0.75cm" svg:x="4.964cm" svg:y="10.841cm"><text:p><text:span text:style-name="T1">Espéci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8" draw:style-name="gr2" draw:text-style-name="P2" svg:width="3.562cm" svg:height="0.75cm" svg:x="7.528cm" svg:y="10.841cm"><text:p><text:span text:style-name="T1">Quantidade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59" draw:style-name="gr2" draw:text-style-name="P2" svg:width="4.005cm" svg:height="0.75cm" svg:x="11.09cm" svg:y="10.841cm"><text:p><text:span text:style-name="T1">Valor</text:span></text:p><draw:enhanced-geometry svg:viewBox="0 0 21600 21600" draw:glue-points="10800 0 0 10800 10800 21600 21600 10800" draw:type="flowchart-process" draw:enhanced-path="M 0 0 L 21600 0 21600 21600 0 21600 0 0 Z N"/></draw:custom-shape><draw:custom-shape text:anchor-type="paragraph" draw:z-index="60" draw:style-name="gr2" draw:text-style-name="P2" svg:width="14.579cm" svg:height="3.749cm" svg:x="0.515cm" svg:y="11.591cm"><text:p><text:span text:style-name="T1">Instruções (texto de responsabilidade do Cedente)</text:span></text:p><draw:enhanced-geometry svg:viewBox="0 0 21600 21600" draw:glue-points="10800 0 0 10800 10800 21600 21600 10800" draw:type="flowchart-process" draw:enhanced-path="M 0 0 L 21600 0 21600 21600 0 21600 0 0 Z N"/></draw:custom-shape><draw:frame text:anchor-type="paragraph" draw:z-index="61" draw:style-name="gr7" draw:text-style-name="P4" svg:width="3.915cm" svg:height="0.373cm" svg:x="15.73cm" svg:y="17.565cm"><draw:text-box><text:p text:style-name="P3"><text:span text:style-name="T2">FICHA DE COMPENSAÇÃO</text:span></text:p></draw:text-box></draw:frame><draw:frame text:anchor-type="paragraph" draw:z-index="62" draw:style-name="gr8" draw:text-style-name="P8" svg:width="2.357cm" svg:height="0.332cm" svg:x="12.751cm" svg:y="17.593cm"><draw:text-box><text:p><text:span text:style-name="T3">Autenticação Mecânica</text:span></text:p></draw:text-box></draw:frame><draw:rect text:anchor-type="paragraph" draw:z-index="65" draw:style-name="gr1" draw:text-style-name="P1" svg:width="4.478cm" svg:height="1.235cm" svg:x="0.515cm" svg:y="7.352cm"><text:p/></draw:rect><draw:rect text:anchor-type="paragraph" draw:z-index="66" draw:style-name="gr1" draw:text-style-name="P1" svg:width="1.989cm" svg:height="1.241cm" svg:x="5.027cm" svg:y="7.352cm"><text:p/></draw:rect><draw:rect text:anchor-type="paragraph" draw:z-index="67" draw:style-name="gr1" draw:text-style-name="P1" svg:width="12.593cm" svg:height="1.23cm" svg:x="7.052cm" svg:y="7.354cm"><text:p/></draw:rect><draw:custom-shape text:anchor-type="paragraph" draw:z-index="94" draw:style-name="gr2" draw:text-style-name="P2" svg:width="19.134cm" svg:height="0.75cm" svg:x="0.515cm" svg:y="4.87cm"><text:p><text:span text:style-name="T1">Sacado</text:span></text:p><draw:enhanced-geometry svg:viewBox="0 0 21600 21600" draw:glue-points="10800 0 0 10800 10800 21600 21600 10800" draw:type="flowchart-process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2" svg:font-family="Arial" style:font-adornments="Negrito" style:font-family-generic="swiss"/>
    <style:font-face style:name="Arial1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meta:initial-creator>Misael Queiroz</meta:initial-creator>
    <meta:creation-date>2008-01-18T19:37:11</meta:creation-date>
    <dc:creator>Misael Queiroz</dc:creator>
    <dc:date>2008-05-06T20:57:12</dc:date>
    <meta:editing-cycles>104</meta:editing-cycles>
    <meta:editing-duration>PT8H9M4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